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72cm" fo:margin-left="-0.199cm" fo:margin-top="0cm" fo:margin-bottom="0cm" table:align="left" style:writing-mode="lr-tb"/>
    </style:style>
    <style:style style:name="Tabela1.A" style:family="table-column">
      <style:table-column-properties style:column-width="8.241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2.252cm"/>
    </style:style>
    <style:style style:name="Tabela1.D" style:family="table-column">
      <style:table-column-properties style:column-width="2.07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A4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padding="0cm" fo:border="non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left="-1cm" fo:margin-right="-0.753cm" fo:text-align="justify" style:justify-single-word="false" fo:text-indent="0cm" style:auto-text-indent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1.249cm"/>
        </style:tab-stops>
      </style:paragraph-properties>
      <style:text-properties officeooo:rsid="00004936" officeooo:paragraph-rsid="00004936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04936" officeooo:paragraph-rsid="00004936" style:font-size-asian="12.25pt" style:font-size-complex="14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04936" officeooo:paragraph-rsid="0003496b" style:font-size-asian="12.25pt" style:font-size-complex="14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3496b" officeooo:paragraph-rsid="0003496b" style:font-size-asian="12.25pt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20b93" officeooo:paragraph-rsid="00020b93" style:font-size-asian="12.25pt" style:font-size-complex="14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20b93" officeooo:paragraph-rsid="00004936" style:font-size-asian="12.25pt" style:font-size-complex="14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64e30" officeooo:paragraph-rsid="000b2eb0" style:font-size-asian="12.25pt" style:font-size-complex="14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b2eb0" officeooo:paragraph-rsid="000b2eb0" style:font-size-asian="12.25pt" style:font-size-complex="14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cf738" officeooo:paragraph-rsid="000cf738" style:font-size-asian="12.25pt" style:font-size-complex="14pt" fo:hyphenate="false" fo:hyphenation-remain-char-count="2" fo:hyphenation-push-char-count="2"/>
    </style:style>
    <style:style style:name="P15" style:family="paragraph" style:parent-style-name="Padrão">
      <style:paragraph-properties fo:margin-top="0cm" fo:margin-bottom="0cm" loext:contextual-spacing="false" fo:line-height="100%"/>
    </style:style>
    <style:style style:name="P16" style:family="paragraph" style:parent-style-name="Padrão">
      <style:paragraph-properties fo:margin-top="0cm" fo:margin-bottom="0cm" loext:contextual-spacing="false" fo:line-height="100%" fo:text-align="justify" style:justify-single-word="false"/>
    </style:style>
    <style:style style:name="P17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fo:font-weight="bold" style:font-size-asian="11pt" style:font-weight-asian="bold" style:font-size-complex="11pt"/>
    </style:style>
    <style:style style:name="P18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fo:font-weight="bold" style:font-size-asian="11pt" style:font-weight-asian="bold" style:font-weight-complex="bold"/>
    </style:style>
    <style:style style:name="P19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style:font-size-asian="11pt" style:font-size-complex="11pt"/>
    </style:style>
    <style:style style:name="P20" style:family="paragraph" style:parent-style-name="Padrão">
      <style:paragraph-properties fo:margin-top="0cm" fo:margin-bottom="0cm" loext:contextual-spacing="false" fo:line-height="100%"/>
      <style:text-properties fo:font-size="11pt" style:font-size-asian="11pt"/>
    </style:style>
    <style:style style:name="P21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style:font-size-asian="11pt"/>
    </style:style>
    <style:style style:name="P22" style:family="paragraph" style:parent-style-name="Padrão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tyle="italic" style:font-style-asian="italic"/>
    </style:style>
    <style:style style:name="P24" style:family="paragraph" style:parent-style-name="Body_20_Text_20_3">
      <style:paragraph-properties fo:margin-top="0cm" fo:margin-bottom="0cm" loext:contextual-spacing="false" fo:line-height="100%"/>
      <style:text-properties fo:font-size="11pt" style:font-size-asian="11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b2eb0" officeooo:paragraph-rsid="000feb8b" style:font-size-asian="12.25pt" style:font-size-complex="14pt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04936" officeooo:paragraph-rsid="000e17c3" style:font-size-asian="12.25pt" style:font-size-complex="14pt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3496b" officeooo:paragraph-rsid="0003496b" style:font-size-asian="12.25pt" style:font-size-complex="14pt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64e30" officeooo:paragraph-rsid="000feb8b" style:font-size-asian="12.25pt" style:font-size-complex="14pt" fo:hyphenate="false" fo:hyphenation-remain-char-count="2" fo:hyphenation-push-char-count="2"/>
    </style:style>
    <style:style style:name="P29" style:family="paragraph" style:parent-style-name="Heading_20_1" style:master-page-name="Standard">
      <style:paragraph-properties style:page-number="auto"/>
      <style:text-properties fo:font-size="10pt" fo:font-weight="normal" style:font-size-asian="10pt" style:font-weight-asian="normal"/>
    </style:style>
    <style:style style:name="P30" style:family="paragraph" style:parent-style-name="Heading_20_2" style:list-style-name="WWNum8">
      <style:paragraph-properties fo:text-align="justify" style:justify-single-word="false" fo:hyphenation-ladder-count="no-limit">
        <style:tab-stops>
          <style:tab-stop style:position="1.249cm"/>
        </style:tab-stops>
      </style:paragraph-properties>
      <style:text-properties fo:hyphenate="false" fo:hyphenation-remain-char-count="2" fo:hyphenation-push-char-count="2"/>
    </style:style>
    <style:style style:name="P31" style:family="paragraph" style:parent-style-name="Heading_20_2" style:list-style-name="WWNum8">
      <style:paragraph-properties fo:text-align="justify" style:justify-single-word="false" fo:hyphenation-ladder-count="no-limit">
        <style:tab-stops>
          <style:tab-stop style:position="1.249cm"/>
        </style:tab-stops>
      </style:paragraph-properties>
      <style:text-properties fo:font-size="11pt" style:font-size-asian="11pt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tyle-complex="italic" style:font-weight-complex="normal"/>
    </style:style>
    <style:style style:name="T5" style:family="text">
      <style:text-properties officeooo:rsid="0003496b"/>
    </style:style>
    <style:style style:name="T6" style:family="text">
      <style:text-properties officeooo:rsid="00054524"/>
    </style:style>
    <style:style style:name="T7" style:family="text">
      <style:text-properties officeooo:rsid="00073057"/>
    </style:style>
    <style:style style:name="T8" style:family="text">
      <style:text-properties officeooo:rsid="000bf213"/>
    </style:style>
    <style:style style:name="T9" style:family="text">
      <style:text-properties officeooo:rsid="000e17c3"/>
    </style:style>
    <style:style style:name="T10" style:family="text">
      <style:text-properties officeooo:rsid="000feb8b"/>
    </style:style>
    <style:style style:name="T1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UNIVERSIDADE DE BRASILIA – UnB</text:h>
      <text:p text:style-name="P3">FACULDADE DE EDUCAÇÃO – FE</text:p>
      <text:p text:style-name="P3">DEPARTAMENTO DE PLANEJAMENTO E ADMNISITRAÇÃO – PAD</text:p>
      <text:p text:style-name="P3">Disciplina: Administração das Organizações Educativas – AOE – 2/2018</text:p>
      <text:p text:style-name="P3">Profa. Ana Maria de Albuquerque Moreira<text:span text:style-name="T1"> </text:span></text:p>
      <text:p text:style-name="P5"><text:span text:style-name="T1"><text:tab/></text:span>Monitoras: Beatriz Gomez </text:p>
      <text:p text:style-name="P4"><text:tab/></text:p>
      <text:p text:style-name="P22">ROTEIRO TRABALHO DE CAMPO</text:p>
      <text:list xml:id="list9044832638226920732" text:style-name="WWNum8">
        <text:list-item>
          <text:list>
            <text:list-item>
              <text:h text:style-name="P30" text:outline-level="2"/>
            </text:list-item>
            <text:list-item>
              <text:h text:style-name="P30" text:outline-level="2"><text:span text:style-name="T2">PARTE I – INFORMAÇÕES GERAIS SOBRE </text:span><text:span text:style-name="T3">A ESCOLA</text:span></text:h>
            </text:list-item>
          </text:list>
        </text:list-item>
      </text:list>
      <text:p text:style-name="Standard"/>
      <text:p text:style-name="P17">1- IDENTIFICAÇÃO </text:p>
      <text:p text:style-name="P19">Nome:</text:p>
      <text:p text:style-name="P19">Endereço: </text:p>
      <text:p text:style-name="P19">CEP:</text:p>
      <text:p text:style-name="P19">Telefone: <text:s text:c="43"/>E-mail: <text:bookmark text:name="_GoBack"/></text:p>
      <text:p text:style-name="P16"/>
      <text:p text:style-name="P17">2- NÍVEIS E MODALIDADES DE ENSINO OFERECIDOS</text:p>
      <text:p text:style-name="P17">Ensino Regular:</text:p>
      <text:p text:style-name="P19">( <text:s text:c="3"/>) Creche <text:s text:c="7"/></text:p>
      <text:p text:style-name="P19">( <text:s text:c="3"/>) <text:s/>Pré-Escola <text:s text:c="7"/></text:p>
      <text:p text:style-name="P19">( <text:s text:c="3"/>) <text:s/>Ensino Fundamental <text:s text:c="10"/></text:p>
      <text:p text:style-name="P19">( <text:s text:c="3"/>) <text:s/>Ensino Fundamental <text:s/>- Séries iniciais - Séries finais </text:p>
      <text:p text:style-name="P19">( <text:s text:c="3"/>) <text:s/>Ensino Médio <text:s text:c="9"/></text:p>
      <text:p text:style-name="P19">( <text:s text:c="3"/>) <text:s/>Educação Profissional <text:s text:c="11"/></text:p>
      <text:p text:style-name="P16"/>
      <text:p text:style-name="P17">Educação de Jovens e Adultos (EJA):</text:p>
      <text:p text:style-name="P19">( <text:s text:c="3"/>) <text:s/>1º Segmento <text:s text:c="3"/>( <text:s text:c="3"/>) <text:s text:c="2"/>2º Segmento <text:s text:c="4"/>( <text:s text:c="3"/>) 3º segmento <text:s text:c="4"/>( <text:s text:c="3"/>) <text:s/>Curso Preparatório para Exames</text:p>
      <text:p text:style-name="P16"/>
      <text:p text:style-name="P17">Educação Especial:</text:p>
      <text:p text:style-name="P19">( <text:s text:c="3"/>) <text:s text:c="2"/>Exclusivamente Educação Especial <text:s text:c="13"/></text:p>
      <text:p text:style-name="P19">( <text:s text:c="3"/>) <text:s text:c="2"/>Classes Especiais</text:p>
      <text:p text:style-name="P19">( <text:s text:c="3"/>) <text:s text:c="2"/>Inclusão com Sala de Recursos <text:s text:c="4"/></text:p>
      <text:p text:style-name="P19">( <text:s text:c="3"/>) <text:s text:c="2"/>Inclusão, sem Sala de Recursos</text:p>
      <text:p text:style-name="P16"/>
      <text:p text:style-name="P17">3- DADOS COMPLEMENTARES</text:p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Período(s) <text:s/>de funcionamento</text:p>
          </table:table-cell>
          <table:table-cell table:style-name="Tabela1.A1" office:value-type="string">
            <text:p text:style-name="P23">Manhã</text:p>
          </table:table-cell>
          <table:table-cell table:style-name="Tabela1.A1" office:value-type="string">
            <text:p text:style-name="P23">Tarde </text:p>
          </table:table-cell>
          <table:table-cell table:style-name="Tabela1.A1" office:value-type="string">
            <text:p text:style-name="P23">Noite</text:p>
          </table:table-cell>
        </table:table-row>
        <table:table-row table:style-name="Tabela1.1">
          <table:table-cell table:style-name="Tabela1.A1" office:value-type="string">
            <text:p text:style-name="P19">Número de Turmas por turno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</table:table-row>
        <table:table-row table:style-name="Tabela1.1">
          <table:table-cell table:style-name="Tabela1.A1" office:value-type="string">
            <text:p text:style-name="P19">Número de Alunos por turno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</table:table-row>
        <table:table-row table:style-name="Tabela1.1">
          <table:table-cell table:style-name="Tabela1.A4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9">Total geral de alunos da escola</text:p>
          </table:table-cell>
          <table:table-cell table:style-name="Tabela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9">Evasão (taxa anual)</text:p>
          </table:table-cell>
          <table:table-cell table:style-name="Tabela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9">Repetência (taxa ano anterior)</text:p>
          </table:table-cell>
          <table:table-cell table:style-name="Tabela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9">Ideb</text:p>
          </table:table-cell>
          <table:table-cell table:style-name="Tabela1.A1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6"/>
      <text:p text:style-name="P16"/>
      <text:p text:style-name="P16"/>
      <text:p text:style-name="P19"/>
      <text:p text:style-name="P19"/>
      <text:p text:style-name="P18"><text:soft-page-break/></text:p>
      <text:p text:style-name="P18">4- ORGANIZAÇÃO DO TRABALHO ESCOLAR</text:p>
      <text:p text:style-name="P18">4.1- Gestão Escolar</text:p>
      <text:p text:style-name="P16"/>
      <text:p text:style-name="P21">a) Projeto Político-Pedagógico <text:s text:c="15"/>Sim ( <text:s text:c="2"/>) <text:s text:c="9"/>Não ( <text:s/>)</text:p>
      <text:p text:style-name="P15"/>
      <text:p text:style-name="P20">b) Diretor(a)</text:p>
      <text:p text:style-name="P21">Forma de acesso ao cargo:______________ <text:s/>Tempo de exercício no cargo:__________</text:p>
      <text:p text:style-name="P21"><text:s/></text:p>
      <text:p text:style-name="P21">c) Equipe de gestão:______________________________________________________</text:p>
      <text:p text:style-name="P21"/>
      <text:p text:style-name="P21">d) Conselho Escolar: <text:s text:c="29"/>Sim ( <text:s/>) <text:s text:c="11"/>Não ( <text:s/>)</text:p>
      <text:p text:style-name="P21">Composição: ________________________________________________________________________________________________________________________________________________________________</text:p>
      <text:p text:style-name="P21"/>
      <text:p text:style-name="P21">e) Associação de Pais e Msetres - APAM: <text:s/>Sim ( <text:s/>) <text:s text:c="11"/>Não ( <text:s/>)</text:p>
      <text:p text:style-name="P21">Forma de atuação: </text:p>
      <text:p text:style-name="P21"/>
      <text:p text:style-name="P21">f) Parcerias: <text:s text:c="41"/>Sim ( <text:s/>) <text:s text:c="11"/>Não ( <text:s/>)</text:p>
      <text:p text:style-name="P21">Quais? </text:p>
      <text:p text:style-name="P21">Finalidades: </text:p>
      <text:p text:style-name="P16"/>
      <text:p text:style-name="P20">g) Projetos desenvolvidos pela escola:</text:p>
      <text:p text:style-name="P20">________________________________________________________________________________________________________________________________________________________________________________________________________________________________________________ </text:p>
      <text:p text:style-name="P16"/>
      <text:p text:style-name="P21">g) Participação em processos avaliativos nacionais:</text:p>
      <text:p text:style-name="P21">SAEB/Prova Brasil: <text:s text:c="27"/>Sim ( <text:s/>) <text:s text:c="11"/>Não ( <text:s/>)</text:p>
      <text:p text:style-name="P21">Resultado obtido: ________________________________________________________________</text:p>
      <text:p text:style-name="P21">ENEM: <text:s text:c="47"/>Sim ( <text:s text:c="2"/>) <text:s text:c="10"/>Não ( <text:s text:c="2"/>)</text:p>
      <text:p text:style-name="P21">Resultado obtido: ________________________________________________________________</text:p>
      <text:p text:style-name="P21">Outros <text:s text:c="49"/>Sim ( <text:s/>) <text:s text:c="11"/>Não ( <text:s/>)</text:p>
      <text:p text:style-name="P21">Quais? </text:p>
      <text:p text:style-name="P21"/>
      <text:p text:style-name="P18">4.2- Organização do Currículo</text:p>
      <text:p text:style-name="P21">a) Principais documentos orientadores para elaboração do Currículo: </text:p>
      <text:p text:style-name="P20"/>
      <text:p text:style-name="P20"/>
      <text:p text:style-name="P20">b) Participação na construção da Base Nacional Comum Curricular </text:p>
      <text:p text:style-name="P20">Sim ( <text:s text:c="4"/>) <text:s text:c="2"/>Não ( <text:s text:c="2"/>) </text:p>
      <text:p text:style-name="P20">Como:__________________________________________________________________________</text:p>
      <text:p text:style-name="P21"/>
      <text:p text:style-name="P18">4.3- Profissionais da Educação</text:p>
      <text:p text:style-name="P20">a) Número de professores: ________________</text:p>
      <text:p text:style-name="P20"/>
      <text:p text:style-name="P20">b) Número de funcionários:_______________</text:p>
      <text:list xml:id="list151632285549626" text:continue-numbering="true" text:style-name="WWNum8">
        <text:list-item>
          <text:list>
            <text:list-item>
              <text:h text:style-name="P30" text:outline-level="2"><text:soft-page-break/></text:h>
            </text:list-item>
            <text:list-item>
              <text:h text:style-name="P31" text:outline-level="2">PARTE II- ELEMENTOS VOLTADOS AO TEMA ESPECÍFICO</text:h>
            </text:list-item>
          </text:list>
        </text:list-item>
      </text:list>
      <text:p text:style-name="P16"/>
      <text:p text:style-name="P24">A ser elaborada pelos grupos, conforme a especificidade de seus temas de estudo.</text:p>
      <text:p text:style-name="P6"><text:span text:style-name="T4">AVALIAÇÃO INSTITUCIONAL</text:span><text:span text:style-name="T2"> </text:span></text:p>
      <text:p text:style-name="P7"/>
      <text:p text:style-name="P26">1) <text:span text:style-name="T9">A escola possui um processo de avaliação institucional próprio?</text:span></text:p>
      <text:p text:style-name="P26"><text:span text:style-name="T9">Como é feito? </text:span></text:p>
      <text:p text:style-name="P26">Qual a frequencia que ocorre as avaliações institucionais?</text:p>
      <text:p text:style-name="P7"/>
      <text:p text:style-name="P7">2) Quais os tipos de avaliaçao eles utilizadas:</text:p>
      <text:p text:style-name="P7">- diagnostico inicial</text:p>
      <text:p text:style-name="P7"><text:tab/><text:span text:style-name="T6">i)se é realizado a avaliação socioeconomica dos pais ou responsaveis;</text:span></text:p>
      <text:p text:style-name="P7"><text:tab/><text:span text:style-name="T6">ii)nivel de aprendizado entre os alunos.</text:span></text:p>
      <text:p text:style-name="P8">- avaliação dos processos</text:p>
      <text:p text:style-name="P8"><text:tab/><text:span text:style-name="T5">i)levantamento de dados sobre evasão;</text:span></text:p>
      <text:p text:style-name="P8"><text:tab/><text:span text:style-name="T5">ii)levantamento sobre nivel de aprovação;</text:span></text:p>
      <text:p text:style-name="P9"><text:tab/>iii)dados sobre a rotatividade entre os funcionarios.</text:p>
      <text:p text:style-name="P9"><text:tab/><text:span text:style-name="T10">Trabalho pedagógico</text:span></text:p>
      <text:p text:style-name="P7">- avaliação dos resultados</text:p>
      <text:p text:style-name="P7"><text:tab/><text:span text:style-name="T6">i)se obtem informações sobre a relaçãoe a escola e a comunidade para um melhor trabalho com as familías;</text:span></text:p>
      <text:p text:style-name="P7"><text:tab/><text:span text:style-name="T6">ii)se discutem relações entre professores e os alunos constatadas em uma sala de alunos.</text:span></text:p>
      <text:p text:style-name="P11"/>
      <text:p text:style-name="P12">3)<text:span text:style-name="T7">Por meio da Avaliação de Aprendizagem você pode evidenciar questões de notas e se o aluno esta aprendendo ou não, avaliando assim o seu desenvolvimento. O que você pode me dizer a respeito sobre isso na sua instituição ?</text:span></text:p>
      <text:p text:style-name="P12"/>
      <text:p text:style-name="P25">4) Com a Avaliação Institucional você conseguiu obter <text:span text:style-name="T10">quais </text:span>resultados ?</text:p>
      <text:p text:style-name="P28"/>
      <text:p text:style-name="P13">5) <text:span text:style-name="T8">Quais são as principais dificuldades encontradas durante a Avaliação Institucional ?</text:span></text:p>
      <text:p text:style-name="P13"/>
      <text:p text:style-name="P14">6) A gestão conseguiu administrar bem os resultados dessas Avaliações Institucionais ?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drã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 style:parent-style-name="Padrão" style:default-outline-level="">
      <style:text-properties fo:font-size="11pt" style:font-size-asian="11pt"/>
    </style:style>
    <style:style style:name="Body_20_Text_20_3" style:display-name="Body Text 3" style:family="paragraph" style:parent-style-name="Padrão" style:default-outline-level="">
      <style:paragraph-properties fo:text-align="justify" style:justify-single-word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pt" fo:country="BR" style:text-underline-style="solid" style:text-underline-width="auto" style:text-underline-color="font-color" style:language-asian="pt" style:country-asian="BR" style:font-name-complex="Times New Roman1" style:font-family-complex="'Times New Roman'" style:font-family-generic-complex="system" style:font-pitch-complex="variable" style:language-complex="pt" style:country-complex="BR"/>
    </style:style>
    <style:style style:name="Corpo_20_de_20_texto_20_2_20_Char" style:display-name="Corpo de texto 2 Char" style:family="text" style:parent-style-name="Default_20_Paragraph_20_Font">
      <style:text-properties fo:color="#00000a" style:font-name="Times New Roman" fo:font-family="'Times New Roman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orpo_20_de_20_texto_20_3_20_Char" style:display-name="Corpo de texto 3 Char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7cm" fo:text-indent="-0.67cm" fo:margin-left="0.67cm"/>
        </style:list-level-properties>
      </text:list-level-style-number>
      <text:list-level-style-number text:level="2" style:num-suffix="-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-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1.27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draw:z-index="2"><draw:text-box fo:min-height="0.041cm" fo:min-width="0.041cm"><text:p text:style-name="MP2"><text:span text:style-name="page_20_number"><text:page-number text:select-page="current">3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menisia</meta:initial-creator>
    <meta:editing-cycles>11</meta:editing-cycles>
    <meta:print-date>2016-10-19T11:38:00</meta:print-date>
    <meta:creation-date>2018-10-03T00:07:00</meta:creation-date>
    <dc:date>2018-10-19T15:16:31.949669359</dc:date>
    <meta:editing-duration>PT1H10M39S</meta:editing-duration>
    <meta:generator>LibreOffice/5.1.6.2$Linux_X86_64 LibreOffice_project/10m0$Build-2</meta:generator>
    <meta:document-statistic meta:table-count="1" meta:image-count="0" meta:object-count="0" meta:page-count="3" meta:paragraph-count="94" meta:word-count="524" meta:character-count="4396" meta:non-whitespace-character-count="3438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